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54F5D547A29B875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578b46" officeooo:paragraph-rsid="00578b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62d93e" style:font-size-asian="12pt" style:font-weight-asian="bold" style:font-size-complex="12pt" style:font-weight-complex="bold"/>
    </style:style>
    <style:style style:name="P4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598659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6ed4f2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bold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 style:master-page-name="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center" style:justify-single-word="false" fo:text-indent="0cm" style:auto-text-indent="false" style:page-number="auto" fo:background-color="transparent" style:snap-to-layout-grid="true" style:writing-mode="page"/>
      <style:text-properties style:font-name="UnB Office1" fo:font-size="11pt" fo:font-weight="bold" officeooo:rsid="001779c6" officeooo:paragraph-rsid="001779c6" style:font-size-asian="11pt" style:font-weight-asian="bold" style:font-size-complex="11pt" style:font-weight-complex="bold"/>
    </style:style>
    <style:style style:name="P10" style:family="paragraph" style:parent-style-name="Text_20_body" style:list-style-name="L1">
      <loext:graphic-properties draw:fill="none" draw:fill-image-width="0cm" draw:fill-image-height="0cm"/>
      <style:paragraph-properties fo:margin-top="0cm" fo:margin-bottom="0.212cm" loext:contextual-spacing="false" fo:text-align="start" style:justify-single-word="false" fo:background-color="transparent" style:snap-to-layout-grid="true" style:writing-mode="page"/>
      <style:text-properties style:font-name="UnB Office1" fo:font-size="11pt" fo:font-style="normal" fo:font-weight="normal" officeooo:rsid="0060286d" officeooo:paragraph-rsid="0060286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779c6"/>
    </style:style>
    <style:style style:name="T2" style:family="text">
      <style:text-properties officeooo:rsid="00598659"/>
    </style:style>
    <style:style style:name="T3" style:family="text">
      <style:text-properties style:font-name="UnB Office1" fo:font-size="11pt" officeooo:rsid="0062d93e" style:font-size-asian="11pt" style:font-size-complex="11pt"/>
    </style:style>
    <style:style style:name="T4" style:family="text">
      <style:text-properties style:font-name="UnB Office1" fo:font-size="11pt" officeooo:rsid="00578b46" style:font-size-asian="11pt" style:font-size-complex="11pt"/>
    </style:style>
    <style:style style:name="T5" style:family="text">
      <style:text-properties officeooo:rsid="006142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663ca4"/>
    </style:style>
    <style:style style:name="T8" style:family="text">
      <style:text-properties officeooo:rsid="0066cc6e"/>
    </style:style>
    <style:style style:name="T9" style:family="text">
      <style:text-properties officeooo:rsid="006817a7"/>
    </style:style>
    <style:style style:name="T10" style:family="text">
      <style:text-properties officeooo:rsid="00694e64"/>
    </style:style>
    <style:style style:name="T11" style:family="text">
      <style:text-properties officeooo:rsid="006becd6"/>
    </style:style>
    <style:style style:name="T12" style:family="text">
      <style:text-properties officeooo:rsid="006ceca0"/>
    </style:style>
    <style:style style:name="T13" style:family="text">
      <style:text-properties officeooo:rsid="006d72f8"/>
    </style:style>
    <style:style style:name="T14" style:family="text">
      <style:text-properties officeooo:rsid="006e78e2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85cm" fo:text-indent="-0.635cm" fo:margin-left="9.2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ext:list xml:id="list1247238070964795096" text:style-name="L1">
        <text:list-item>
          <text:p text:style-name="P10">Na sua opinião que <text:span text:style-name="T7">funcionalidades </text:span>deve<text:span text:style-name="T7">m</text:span> conter <text:span text:style-name="T7">em </text:span>um planejador de <text:span text:style-name="T7">disciplinas</text:span> <text:span text:style-name="T7">de</text:span> ideal?</text:p>
        </text:list-item>
        <text:list-item>
          <text:p text:style-name="P10">Como você gostaria <text:span text:style-name="T8">comprar</text:span> créditos <text:span text:style-name="T8">para consumo no restaurante universitário</text:span>?</text:p>
        </text:list-item>
        <text:list-item>
          <text:p text:style-name="P10">Acha necessário o <text:s/>cadastro de professores e <text:s/>alunos para <text:span text:style-name="T9">a</text:span> utiliza<text:span text:style-name="T9">ção</text:span> <text:span text:style-name="T9">de um</text:span> <text:s/><text:span text:style-name="T6">app</text:span>?</text:p>
        </text:list-item>
        <text:list-item>
          <text:p text:style-name="P10">Como <text:span text:style-name="T10">deve ser </text:span>o sistema de cadastro do professor<text:span text:style-name="T10">e</text:span> e aluno<text:span text:style-name="T10">s</text:span> no <text:span text:style-name="T6">app</text:span>?</text:p>
        </text:list-item>
        <text:list-item>
          <text:p text:style-name="P10">Quais informações o professor deve expor na vaga para monitoria?</text:p>
        </text:list-item>
        <text:list-item>
          <text:p text:style-name="P10">Quais informações o professor deve expor na vaga para <text:span text:style-name="T11">iniciação científica</text:span>?</text:p>
        </text:list-item>
        <text:list-item>
          <text:p text:style-name="P10">Você saberia informar o <text:s/>destino final de teses desenvolvidas em projetos acadêmico<text:span text:style-name="T14">s</text:span>?</text:p>
        </text:list-item>
        <text:list-item>
          <text:p text:style-name="P10">Você acha que seria importante a <text:s/>disponibilização de resultados de pesquisa para a comunidade científica e para o público em geral, em uma plataforma de fácil acesso como um <text:span text:style-name="T6">app</text:span> ou <text:span text:style-name="T6">site</text:span>?</text:p>
        </text:list-item>
        <text:list-item>
          <text:p text:style-name="P10">Acha interessante a aplicação de teses em soluções para problemas <text:span text:style-name="T13">da comunidade em geral</text:span>?</text:p>
        </text:list-item>
        <text:list-item>
          <text:p text:style-name="P10"><text:s/>Que outras funcionalidades deveria<text:span text:style-name="T12">m</text:span> ser adicionadas ao <text:span text:style-name="T6">app</text:span> para auxiliar a vida universitária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top="0cm" fo:margin-bottom="0.212cm" loext:contextual-spacing="false" fo:text-align="end" style:justify-single-word="false" style:snap-to-layout-grid="tru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578b46" officeooo:paragraph-rsid="00578b46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62d93e" style:font-size-asian="12pt" style:font-weight-asian="bold" style:font-size-complex="12pt" style:font-weight-complex="bold"/>
    </style:style>
    <style:style style:name="MP4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P5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598659" style:font-size-asian="11pt" style:font-style-asian="normal" style:font-weight-asian="normal" style:font-size-complex="11pt" style:font-style-complex="normal" style:font-weight-complex="normal"/>
    </style:style>
    <style:style style:name="MP6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6ed4f2" style:font-size-asian="11pt" style:font-style-asian="normal" style:font-weight-asian="normal" style:font-size-complex="11pt" style:font-style-complex="normal" style:font-weight-complex="normal"/>
    </style:style>
    <style:style style:name="M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T1" style:family="text">
      <style:text-properties officeooo:rsid="001779c6"/>
    </style:style>
    <style:style style:name="MT2" style:family="text">
      <style:text-properties officeooo:rsid="00598659"/>
    </style:style>
    <style:style style:name="MT3" style:family="text">
      <style:text-properties style:font-name="UnB Office1" fo:font-size="11pt" officeooo:rsid="0062d93e" style:font-size-asian="11pt" style:font-size-complex="11pt"/>
    </style:style>
    <style:style style:name="MT4" style:family="text">
      <style:text-properties style:font-name="UnB Office1" fo:font-size="11pt" officeooo:rsid="00578b46" style:font-size-asian="11pt" style:font-size-complex="11pt"/>
    </style:style>
    <style:style style:name="MT5" style:family="text">
      <style:text-properties officeooo:rsid="006142a4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width="2.004cm" svg:height="1.016cm" draw:z-index="0"><draw:image xlink:href="Pictures/10000201000000470000002454F5D547A29B8756.png" xlink:type="simple" xlink:show="embed" xlink:actuate="onLoad"/></draw:frame>Universidade de Brasília</text:p>
        <text:p text:style-name="MP2">Departamento de Ciência da Computação</text:p>
        <text:p text:style-name="MP2">Engenharia de Software</text:p>
        <text:p text:style-name="MP3">Prof<text:span text:style-name="MT1">essora</text:span> <text:span text:style-name="MT2">Fernanda Lima</text:span></text:p>
        <text:p text:style-name="MP3"><text:span text:style-name="MT3">Perguntas para </text:span><text:span text:style-name="MT4">Entrevista</text:span></text:p>
      </style:header>
      <style:foot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4">Danilo Alves Xavier (11005969)</text:p>
            </table:table-cell>
          </table:table-row>
          <table:table-row>
            <table:table-cell table:style-name="Tabela1.A1" office:value-type="string">
              <text:p text:style-name="MP5">Hércules</text:p>
            </table:table-cell>
          </table:table-row>
          <table:table-row>
            <table:table-cell table:style-name="Tabela1.A1" office:value-type="string">
              <text:p text:style-name="MP6">Thales <text:span text:style-name="MT5">T. C. Saraiva</text:span> <text:span text:style-name="MT5">(17/0077489)</text:span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6:37:54.328000000</meta:creation-date>
    <meta:editing-duration>PT12H54M35S</meta:editing-duration>
    <meta:editing-cycles>73</meta:editing-cycles>
    <meta:generator>LibreOffice/5.2.7.2$Linux_X86_64 LibreOffice_project/20m0$Build-2</meta:generator>
    <dc:date>2017-08-30T00:14:29.356770473</dc:date>
    <meta:document-statistic meta:table-count="1" meta:image-count="1" meta:object-count="0" meta:page-count="1" meta:paragraph-count="18" meta:word-count="180" meta:character-count="1134" meta:non-whitespace-character-count="976"/>
  </office:meta>
</office:document-meta>
</file>